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714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701cm" svg:y="22.216cm" draw:caption-point-x="-0.61cm" draw:caption-point-y="1.51cm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78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76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61cm" svg:y="22.216cm" draw:caption-point-x="-0.61cm" draw:caption-point-y="1.51cm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58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846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17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909cm" svg:y="47.859cm" draw:caption-point-x="-0.61cm" draw:caption-point-y="1.51cm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714cm" svg:y="48.308cm" draw:caption-point-x="-0.61cm" draw:caption-point-y="1.51cm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909cm" svg:y="48.308cm" draw:caption-point-x="-0.61cm" draw:caption-point-y="1.51cm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2.899cm" svg:height="1.781cm" svg:x="37.443cm" svg:y="49.658cm" draw:caption-point-x="-0.61cm" draw:caption-point-y="1.51cm">
              <dc:date>2012-01-15T00:00:00</dc:date>
              <text:p text:style-name="P1"><text:span text:style-name="T1">Affects determination of which shaders are current.</text:span>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2012/01/19</text:date>, <text:time>21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19T21:28:30</dc:date>
    <dc:creator>Bruce Merry</dc:creator>
    <meta:editing-duration>PT9H21M12S</meta:editing-duration>
    <meta:editing-cycles>121</meta:editing-cycles>
    <meta:generator>LibreOffice/3.4$Unix LibreOffice_project/340m1$Build-402</meta:generator>
    <meta:document-statistic meta:table-count="1" meta:cell-count="1420" meta:object-count="0"/>
  </office:meta>
</office:document-meta>
</file>